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HelveticaNeue" svg:font-family="HelveticaNeue, 'Helvetica Neue', Helvetica, Arial, 'Lucida Grand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HelveticaNeue" fo:font-size="11.1999998092651pt" fo:letter-spacing="normal" fo:font-style="normal" fo:font-weight="normal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HelveticaNeue" fo:font-size="11.1999998092651pt" fo:letter-spacing="normal" fo:font-style="normal" fo:font-weight="normal" officeooo:rsid="001c3bd6" officeooo:paragraph-rsid="001c3bd6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HelveticaNeue" fo:font-size="11.1999998092651pt" fo:letter-spacing="normal" fo:font-style="normal" fo:font-weight="normal" officeooo:rsid="001d3ccf" officeooo:paragraph-rsid="001d3ccf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font-size="14pt" fo:letter-spacing="normal" fo:font-style="normal" fo:font-weight="bold"/>
    </style:style>
    <style:style style:name="P5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font-size="14pt" fo:letter-spacing="normal" fo:font-style="normal" fo:font-weight="bold" officeooo:rsid="001c3bd6" officeooo:paragraph-rsid="001c3bd6"/>
    </style:style>
    <style:style style:name="P6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7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1c3bd6" officeooo:paragraph-rsid="001c3bd6"/>
    </style:style>
    <style:style style:name="P8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font-size="10.5pt" fo:letter-spacing="normal" fo:font-style="normal" fo:font-weight="bold"/>
    </style:style>
    <style:style style:name="P9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font-size="10.5pt" fo:letter-spacing="normal" fo:font-style="normal" fo:font-weight="bold" officeooo:rsid="001c3bd6" officeooo:paragraph-rsid="001c3bd6"/>
    </style:style>
    <style:style style:name="P10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fo:letter-spacing="normal"/>
    </style:style>
    <style:style style:name="P11" style:family="paragraph" style:parent-style-name="Standard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1" style:family="text">
      <style:text-properties style:font-name="Helvetica Neue" fo:font-size="10.5pt"/>
    </style:style>
    <style:style style:name="T2" style:family="text">
      <style:text-properties style:font-name="Helvetica Neue" fo:font-size="10.5pt" fo:font-weight="bold"/>
    </style:style>
    <style:style style:name="T3" style:family="text">
      <style:text-properties style:font-name="Helvetica Neue" fo:font-size="10.5pt" officeooo:rsid="001d3ccf"/>
    </style:style>
    <style:style style:name="T4" style:family="text">
      <style:text-properties officeooo:rsid="001d3c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nding Environmental Factors Causing Life-threatening Food Allergies</text:p>
      <text:p text:style-name="P8">Background:</text:p>
      <text:p text:style-name="P6">It is unfortunately common to find at least one child in every K-12 classroom in the US with life threatening food allergies. Life threatening food allergies are almost unheard of in some Asian countries, like India. However, children of Indian/Asian immigrants born in the US tend to develop food allergies. This leads to the inference of environmental factors contributing to this anomaly.</text:p>
      <text:p text:style-name="P10"/>
      <text:p text:style-name="P1"><text:span text:style-name="T2">Goal</text:span><text:span text:style-name="T1">:</text:span></text:p>
      <text:p text:style-name="P6">1) find out if the incidence of food allergies amongst children born in the US to immigrants is at the same rate as the indigenous US population.</text:p>
      <text:p text:style-name="P6">2) analyze food allergy incidence by US state</text:p>
      <text:p text:style-name="P11">3) identify the environmental factor(s) causing food allergies.</text:p>
      <text:p text:style-name="P11"/>
      <text:p text:style-name="P11"/>
      <text:p text:style-name="P11"/>
      <text:p text:style-name="P11"/>
      <text:p text:style-name="P5">Identify Regions of the US Where Mental Health Services are Difficult to <text:span text:style-name="T4">Find or Afford </text:span></text:p>
      <text:p text:style-name="P9">Background:</text:p>
      <text:p text:style-name="P7">Finding a care provider for mental health issues can be very difficult. <text:s/>Depending on where one lives, services may be limited. <text:s/>Also, many people simply can't afford services or find services accepting insurance and go without.</text:p>
      <text:p text:style-name="P7"/>
      <text:p text:style-name="P2"><text:span text:style-name="T2">Goal</text:span><text:span text:style-name="T1">:</text:span></text:p>
      <text:p text:style-name="P2"><text:span text:style-name="T1">1) identify areas of the US where mental health service deserts exist</text:span></text:p>
      <text:p text:style-name="P2"><text:span text:style-name="T1">2) compare </text:span><text:span text:style-name="T3">incidents of across-the-board mental health disorders</text:span><text:span text:style-name="T1"> in those desert areas compared to non-desert areas</text:span></text:p>
      <text:p text:style-name="P3"><text:span text:style-name="T1">3) identify mental health related mortality rates and how those rates compare across desert and non-desert are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/>
    <style:font-face style:name="HelveticaNeue" svg:font-family="HelveticaNeue, 'Helvetica Neue', Helvetica, Arial, 'Lucida Grand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4:12:48.089879000</meta:creation-date>
    <dc:date>2015-06-14T14:47:24.845791000</dc:date>
    <meta:editing-duration>PT4M15S</meta:editing-duration>
    <meta:editing-cycles>1</meta:editing-cycles>
    <meta:document-statistic meta:table-count="0" meta:image-count="0" meta:object-count="0" meta:page-count="1" meta:paragraph-count="14" meta:word-count="212" meta:character-count="1357" meta:non-whitespace-character-count="1156"/>
    <meta:generator>LibreOffice/4.4.0.3$MacOSX_X86_64 LibreOffice_project/de093506bcdc5fafd9023ee680b8c60e3e0645d7</meta:generator>
  </office:meta>
</office:document-meta>
</file>